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f6091" style:font-weight-asian="bold" style:font-weight-complex="bold"/>
    </style:style>
    <style:style style:name="T1" style:family="text">
      <style:text-properties officeooo:rsid="000f60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/>
      <text:p text:style-name="P1">Experiment No: 01</text:p>
      <text:p text:style-name="P1">Experiment Name: Lexical Analyzer</text:p>
      <text:p text:style-name="P1">Date: 29/09/2022</text:p>
      <text:p text:style-name="P1">Author: Melvin Thomas</text:p>
      <text:p text:style-name="Standard"/>
      <text:p text:style-name="Standard">*/</text:p>
      <text:p text:style-name="Standard"/>
      <text:p text:style-name="Standard">#include&lt;stdio.h&gt;</text:p>
      <text:p text:style-name="Standard">#include&lt;string.h&gt;</text:p>
      <text:p text:style-name="Standard">#include&lt;stdlib.h&gt;</text:p>
      <text:p text:style-name="Standard">#include&lt;ctype.h&gt;</text:p>
      <text:p text:style-name="Standard"/>
      <text:p text:style-name="Standard">char symbols[100][10] = {""};</text:p>
      <text:p text:style-name="Standard">int symtop = 0;</text:p>
      <text:p text:style-name="Standard">int symref[100] = {0};</text:p>
      <text:p text:style-name="Standard">int symreftop = 0;</text:p>
      <text:p text:style-name="Standard"/>
      <text:p text:style-name="Standard">int isKeyword(char buffer[ ]) {</text:p>
      <text:p text:style-name="Standard"><text:tab/>char keyword[33][10] = {</text:p>
      <text:p text:style-name="Standard"><text:tab/><text:tab/>"auto", "break", "case", "char", "const", "continue", "default", "do", "double",</text:p>
      <text:p text:style-name="Standard"><text:tab/><text:tab/>"else", "enum", "extern", "float", "for", "goto","if", "int", "long", "register",</text:p>
      <text:p text:style-name="Standard"><text:tab/><text:tab/>"return", "short", "signed", "sizeof", "static", "switch", "struct", "typedef",</text:p>
      <text:p text:style-name="Standard"><text:tab/><text:tab/>"union", "unsigned", "void", "volitile", "while", "printf",</text:p>
      <text:p text:style-name="Standard"><text:tab/>};</text:p>
      <text:p text:style-name="Standard"><text:tab/>int i, flag = 0;</text:p>
      <text:p text:style-name="Standard"><text:tab/>for (i=0; i&lt;33; i++){</text:p>
      <text:p text:style-name="Standard"><text:tab/><text:tab/>if (strcmp(keyword[i], buffer)==0){</text:p>
      <text:p text:style-name="Standard"><text:tab/><text:tab/><text:tab/>flag = 1;</text:p>
      <text:p text:style-name="Standard"/>
      <text:p text:style-name="Standard"><text:tab/><text:tab/><text:tab/>break;</text:p>
      <text:p text:style-name="Standard"><text:tab/><text:tab/>}</text:p>
      <text:p text:style-name="Standard"><text:tab/>}</text:p>
      <text:p text:style-name="Standard"/>
      <text:p text:style-name="Standard"><text:tab/>return flag;</text:p>
      <text:p text:style-name="Standard">}</text:p>
      <text:p text:style-name="Standard"/>
      <text:p text:style-name="Standard">int isDetected(char buffer[ ]){</text:p>
      <text:p text:style-name="Standard"><text:tab/>int flag = 0;</text:p>
      <text:p text:style-name="Standard"><text:tab/>for (int i=0; i&lt;100; i++){</text:p>
      <text:p text:style-name="Standard"><text:tab/><text:tab/>if (strcmp(symbols[i], buffer) == 0){</text:p>
      <text:p text:style-name="Standard"><text:tab/><text:tab/><text:tab/>flag = 1;</text:p>
      <text:p text:style-name="Standard"><text:tab/><text:tab/><text:tab/>break;</text:p>
      <text:p text:style-name="Standard"><text:tab/><text:tab/>}</text:p>
      <text:p text:style-name="Standard"><text:tab/><text:tab/>if (strcmp(symbols[i],"") == 0){</text:p>
      <text:p text:style-name="Standard"><text:tab/><text:tab/><text:tab/>break;</text:p>
      <text:p text:style-name="Standard"><text:tab/><text:tab/>}</text:p>
      <text:p text:style-name="Standard"><text:tab/>}</text:p>
      <text:p text:style-name="Standard"><text:tab/>return flag;</text:p>
      <text:p text:style-name="Standard">}</text:p>
      <text:p text:style-name="Standard"/>
      <text:p text:style-name="Standard"><text:soft-page-break/>void main(){</text:p>
      <text:p text:style-name="Standard"><text:tab/>char ch, ch1, buffer[50], operator[] <text:s/>= {'+', '=', '*', '/', '%'};</text:p>
      <text:p text:style-name="Standard"><text:tab/>char opname[2][5] = {"AD","EQ", "ML", "DV", "MD"};</text:p>
      <text:p text:style-name="Standard"><text:tab/>FILE *fp;</text:p>
      <text:p text:style-name="Standard"><text:tab/>FILE *op;</text:p>
      <text:p text:style-name="Standard"><text:tab/>op = fopen("SYMBOLS.txt", "w");</text:p>
      <text:p text:style-name="Standard"><text:tab/>if (op == NULL){</text:p>
      <text:p text:style-name="Standard"><text:tab/><text:tab/>printf("Error while creating SYMBOLS.txt!!\n");</text:p>
      <text:p text:style-name="Standard"><text:tab/>}</text:p>
      <text:p text:style-name="Standard"><text:tab/>int i, j=0, l=1;</text:p>
      <text:p text:style-name="Standard"><text:tab/>fp = fopen("program.txt", "r");</text:p>
      <text:p text:style-name="Standard"><text:tab/>if (fp == NULL){</text:p>
      <text:p text:style-name="Standard"><text:tab/><text:tab/>printf("Error while opening file!!\n");</text:p>
      <text:p text:style-name="Standard"><text:tab/><text:tab/>exit(0);</text:p>
      <text:p text:style-name="Standard"><text:tab/>}</text:p>
      <text:p text:style-name="Standard"><text:tab/>else {</text:p>
      <text:p text:style-name="Standard"><text:tab/><text:tab/>printf("Lexeme\t\tLine Number\t\tToken\n");</text:p>
      <text:p text:style-name="Standard"><text:tab/><text:tab/>while ((ch = fgetc(fp)) != EOF) {</text:p>
      <text:p text:style-name="Standard"><text:tab/><text:tab/><text:tab/>for (i=0; i&lt;5; ++i) {</text:p>
      <text:p text:style-name="Standard"><text:tab/><text:tab/><text:tab/><text:tab/>if (ch==operator[i]){</text:p>
      <text:p text:style-name="Standard"><text:tab/><text:tab/><text:tab/><text:tab/><text:tab/>printf("%c\t\t%d\t\tArithmetic Operator, %s\n", ch,l, opname[i])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}</text:p>
      <text:p text:style-name="Standard"><text:tab/><text:tab/><text:tab/>if (i==5){</text:p>
      <text:p text:style-name="Standard"><text:tab/><text:tab/><text:tab/><text:tab/>if(isalnum(ch)){</text:p>
      <text:p text:style-name="Standard"><text:tab/><text:tab/><text:tab/><text:tab/><text:tab/>if (isdigit(ch) &amp;&amp; j == 0){ }</text:p>
      <text:p text:style-name="Standard"><text:tab/><text:tab/><text:tab/><text:tab/><text:tab/>else {</text:p>
      <text:p text:style-name="Standard"><text:tab/><text:tab/><text:tab/><text:tab/><text:tab/><text:tab/>buffer[j++] = ch;</text:p>
      <text:p text:style-name="Standard"><text:tab/><text:tab/><text:tab/><text:tab/><text:tab/><text:tab/>ch1 = fgetc(fp);</text:p>
      <text:p text:style-name="Standard"><text:tab/><text:tab/><text:tab/><text:tab/><text:tab/><text:tab/>if (isalnum(ch1))</text:p>
      <text:p text:style-name="Standard"><text:tab/><text:tab/><text:tab/><text:tab/><text:tab/><text:tab/><text:tab/>fseek(fp, -1, SEEK_CUR);</text:p>
      <text:p text:style-name="Standard"><text:tab/><text:tab/><text:tab/><text:tab/><text:tab/><text:tab/>else {</text:p>
      <text:p text:style-name="Standard"><text:tab/><text:tab/><text:tab/><text:tab/><text:tab/><text:tab/><text:tab/>fseek(fp, -1, SEEK_CUR);</text:p>
      <text:p text:style-name="Standard"><text:tab/><text:tab/><text:tab/><text:tab/><text:tab/><text:tab/><text:tab/>buffer[j] = '\0';</text:p>
      <text:p text:style-name="Standard"><text:tab/><text:tab/><text:tab/><text:tab/><text:tab/><text:tab/><text:tab/>if (isKeyword(buffer) == 1) {</text:p>
      <text:p text:style-name="Standard"><text:tab/><text:tab/><text:tab/><text:tab/><text:tab/><text:tab/><text:tab/><text:tab/>printf("%s\t\t%d\t\tKeyword\n", buffer, l);</text:p>
      <text:p text:style-name="Standard"><text:tab/><text:tab/><text:tab/><text:tab/><text:tab/><text:tab/><text:tab/><text:tab/>j = 0;</text:p>
      <text:p text:style-name="Standard"><text:tab/><text:tab/><text:tab/><text:tab/><text:tab/><text:tab/><text:tab/>}</text:p>
      <text:p text:style-name="Standard"><text:tab/><text:tab/><text:tab/><text:tab/><text:tab/><text:tab/><text:tab/>else {</text:p>
      <text:p text:style-name="Standard"><text:tab/><text:tab/><text:tab/><text:tab/><text:tab/><text:tab/><text:tab/><text:tab/>if (strcmp(buffer, "main") != 0 &amp;&amp; strcmp(buffer, "Hello") != 0 &amp;&amp; strcmp(buffer, "World") != 0){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<text:tab/>if (!isDetected(buffer)){</text:p>
      <text:p text:style-name="Standard"><text:tab/><text:tab/><text:tab/><text:tab/><text:tab/><text:tab/><text:tab/><text:tab/><text:tab/><text:tab/>symreftop++;</text:p>
      <text:p text:style-name="Standard"><text:tab/><text:tab/><text:tab/><text:tab/><text:tab/><text:tab/><text:tab/><text:tab/><text:tab/><text:tab/>for (int k=0; k&lt;strlen(buffer); k++){</text:p>
      <text:p text:style-name="Standard"><text:tab/><text:tab/><text:tab/><text:tab/><text:tab/><text:tab/><text:tab/><text:tab/><text:tab/><text:tab/><text:tab/>symbols[symtop][k] = buffer[k];</text:p>
      <text:p text:style-name="Standard"><text:tab/><text:tab/><text:tab/><text:tab/><text:tab/><text:tab/><text:tab/><text:tab/><text:tab/><text:tab/>}</text:p>
      <text:p text:style-name="Standard"><text:soft-page-break/><text:tab/><text:tab/><text:tab/><text:tab/><text:tab/><text:tab/><text:tab/><text:tab/><text:tab/><text:tab/>symtop++;</text:p>
      <text:p text:style-name="Standard"><text:tab/><text:tab/><text:tab/><text:tab/><text:tab/><text:tab/><text:tab/><text:tab/><text:tab/><text:tab/>fprintf(op, "%d", symtop);</text:p>
      <text:p text:style-name="Standard"><text:tab/><text:tab/><text:tab/><text:tab/><text:tab/><text:tab/><text:tab/><text:tab/><text:tab/><text:tab/>fprintf(op, "\t\t");</text:p>
      <text:p text:style-name="Standard"><text:tab/><text:tab/><text:tab/><text:tab/><text:tab/><text:tab/><text:tab/><text:tab/><text:tab/><text:tab/>fprintf(op, buffer);</text:p>
      <text:p text:style-name="Standard"><text:tab/><text:tab/><text:tab/><text:tab/><text:tab/><text:tab/><text:tab/><text:tab/><text:tab/><text:tab/>fprintf(op, "\n");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<text:tab/>for (int k=0;k&lt;100; k++){</text:p>
      <text:p text:style-name="Standard"><text:tab/><text:tab/><text:tab/><text:tab/><text:tab/><text:tab/><text:tab/><text:tab/><text:tab/><text:tab/>if (strcmp(symbols[k], buffer)== 0)</text:p>
      <text:p text:style-name="Standard"><text:tab/><text:tab/><text:tab/><text:tab/><text:tab/><text:tab/><text:tab/><text:tab/><text:tab/><text:tab/><text:tab/>printf("%s\t\t%d\t\tIdentifier, %d\n", buffer, l, k+1);</text:p>
      <text:p text:style-name="Standard"><text:tab/><text:tab/><text:tab/><text:tab/><text:tab/><text:tab/><text:tab/><text:tab/><text:tab/>}</text:p>
      <text:p text:style-name="Standard"><text:tab/><text:tab/><text:tab/><text:tab/><text:tab/><text:tab/><text:tab/><text:tab/>}</text:p>
      <text:p text:style-name="Standard"><text:tab/><text:tab/><text:tab/><text:tab/><text:tab/><text:tab/><text:tab/><text:tab/><text:tab/>j = 0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if (ch == '&gt;'){</text:p>
      <text:p text:style-name="Standard"><text:tab/><text:tab/><text:tab/><text:tab/><text:tab/>ch1 = fgetc(fp);</text:p>
      <text:p text:style-name="Standard"><text:tab/><text:tab/><text:tab/><text:tab/><text:tab/>if (ch1 == '='){</text:p>
      <text:p text:style-name="Standard"><text:tab/><text:tab/><text:tab/><text:tab/><text:tab/><text:tab/>printf("%c%c\t\t%d\t\tRelational Operator, GE\n", ch, ch1, l);</text:p>
      <text:p text:style-name="Standard"><text:tab/><text:tab/><text:tab/><text:tab/><text:tab/>}</text:p>
      <text:p text:style-name="Standard"><text:tab/><text:tab/><text:tab/><text:tab/><text:tab/>else {</text:p>
      <text:p text:style-name="Standard"><text:tab/><text:tab/><text:tab/><text:tab/><text:tab/><text:tab/>fseek(fp, -1, SEEK_CUR);</text:p>
      <text:p text:style-name="Standard"><text:tab/><text:tab/><text:tab/><text:tab/><text:tab/><text:tab/>printf("%c\t\t%d\t\tRelational Operator, GT\n", ch, l);</text:p>
      <text:p text:style-name="Standard"><text:tab/><text:tab/><text:tab/><text:tab/><text:tab/>}</text:p>
      <text:p text:style-name="Standard"><text:tab/><text:tab/><text:tab/><text:tab/>} else if (ch == '&lt;'){</text:p>
      <text:p text:style-name="Standard"><text:tab/><text:tab/><text:tab/><text:tab/><text:tab/>ch1 = fgetc(fp);</text:p>
      <text:p text:style-name="Standard"><text:tab/><text:tab/><text:tab/><text:tab/><text:tab/>if (ch1 == '='){</text:p>
      <text:p text:style-name="Standard"><text:tab/><text:tab/><text:tab/><text:tab/><text:tab/><text:tab/>printf("%c%c\t\t%d\t\tRelational Operator, LE\n", ch, ch1, l);</text:p>
      <text:p text:style-name="Standard"><text:tab/><text:tab/><text:tab/><text:tab/><text:tab/>}</text:p>
      <text:p text:style-name="Standard"><text:tab/><text:tab/><text:tab/><text:tab/><text:tab/>else {</text:p>
      <text:p text:style-name="Standard"><text:tab/><text:tab/><text:tab/><text:tab/><text:tab/><text:tab/>fseek(fp, -1, SEEK_CUR);</text:p>
      <text:p text:style-name="Standard"><text:tab/><text:tab/><text:tab/><text:tab/><text:tab/><text:tab/>printf("%c\t\t%d\t\tRelational Operator, LT\n", ch, l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else if (ch == '=') {</text:p>
      <text:p text:style-name="Standard"><text:tab/><text:tab/><text:tab/><text:tab/><text:tab/>ch1 = fgetc(fp);</text:p>
      <text:p text:style-name="Standard"><text:tab/><text:tab/><text:tab/><text:tab/><text:tab/>if (ch1 == '='){</text:p>
      <text:p text:style-name="Standard"><text:tab/><text:tab/><text:tab/><text:tab/><text:tab/><text:tab/>printf("%c%c\t\t%d\t\tRelational Operator, EQ\n", ch, ch1, l);</text:p>
      <text:p text:style-name="Standard"><text:tab/><text:tab/><text:tab/><text:tab/><text:tab/>}</text:p>
      <text:p text:style-name="Standard"><text:tab/><text:tab/><text:tab/><text:tab/><text:tab/>else {</text:p>
      <text:p text:style-name="Standard"><text:tab/><text:tab/><text:tab/><text:tab/><text:tab/><text:tab/>fseek(fp, -1, SEEK_CUR);</text:p>
      <text:p text:style-name="Standard"><text:tab/><text:tab/><text:tab/><text:tab/><text:tab/><text:tab/>printf("%c\t\t%d\t\tAssignment Operator\n", ch, l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if (ch == '\n')</text:p>
      <text:p text:style-name="Standard"><text:tab/><text:tab/><text:tab/><text:tab/><text:tab/>l++;</text:p>
      <text:p text:style-name="Standard"><text:soft-page-break/><text:tab/><text:tab/><text:tab/>}</text:p>
      <text:p text:style-name="Standard"><text:tab/><text:tab/>}</text:p>
      <text:p text:style-name="Standard"><text:tab/>}</text:p>
      <text:p text:style-name="Standard">}</text:p>
      <text:p text:style-name="P2">PROGRAM.TXT</text:p>
      <text:p text:style-name="Standard"/>
      <text:p text:style-name="Standard">void main() {</text:p>
      <text:p text:style-name="Standard"><text:s text:c="4"/>int a, b, c=0;</text:p>
      <text:p text:style-name="Standard"><text:s text:c="4"/>char ch;</text:p>
      <text:p text:style-name="Standard"><text:s text:c="4"/>a = b+c;</text:p>
      <text:p text:style-name="Standard"><text:s text:c="4"/>if (a &lt;= b)</text:p>
      <text:p text:style-name="Standard"><text:s text:c="8"/>a=b;</text:p>
      <text:p text:style-name="Standard"><text:s text:c="4"/>printf("Hello World");</text:p>
      <text:p text:style-name="Standard">}</text:p>
      <text:p text:style-name="Standard"/>
      <text:p text:style-name="Standard"/>
      <text:p text:style-name="Standard"/>
      <text:p text:style-name="P1">SYMBOLS.TXT</text:p>
      <text:p text:style-name="Standard"/>
      <text:p text:style-name="Standard">1<text:tab/><text:tab/>a</text:p>
      <text:p text:style-name="Standard">2<text:tab/><text:tab/>b</text:p>
      <text:p text:style-name="Standard">3<text:tab/><text:tab/>c</text:p>
      <text:p text:style-name="Standard">4<text:tab/><text:tab/>ch</text:p>
      <text:p text:style-name="P2"/>
      <text:p text:style-name="P3"><text:span text:style-name="T1">\</text:span>OUTPUT</text:p>
      <text:p text:style-name="Standard"/>
      <text:p text:style-name="Standard">Lexeme <text:s text:c="9"/>Line Number <text:s text:c="7"/>Token</text:p>
      <text:p text:style-name="Standard">void <text:s text:c="11"/><text:tab/><text:tab/>1 <text:s text:c="14"/>Keyword</text:p>
      <text:p text:style-name="Standard">int <text:s text:c="12"/><text:tab/><text:tab/>2 <text:s text:c="14"/>Keyword</text:p>
      <text:p text:style-name="Standard">a <text:s text:c="14"/><text:tab/><text:tab/>2 <text:s text:c="14"/>Identifier, 1</text:p>
      <text:p text:style-name="Standard">b <text:s text:c="14"/><text:tab/><text:tab/>2 <text:s text:c="14"/>Identifier, 2</text:p>
      <text:p text:style-name="Standard">c <text:s text:c="14"/><text:tab/><text:tab/>2 <text:s text:c="14"/>Identifier, 3</text:p>
      <text:p text:style-name="Standard">= <text:s text:c="14"/><text:tab/><text:tab/>2 <text:s text:c="14"/>Arithmetic Operator, EQ</text:p>
      <text:p text:style-name="Standard">char <text:s text:c="11"/><text:tab/><text:tab/>3 <text:s text:c="14"/>Keyword</text:p>
      <text:p text:style-name="Standard">ch <text:s text:c="13"/><text:tab/><text:tab/>3 <text:s text:c="14"/>Identifier, 4</text:p>
      <text:p text:style-name="Standard">a <text:s text:c="14"/><text:tab/><text:tab/>4 <text:s text:c="14"/>Identifier, 1</text:p>
      <text:p text:style-name="Standard">= <text:s text:c="14"/><text:tab/><text:tab/>4 <text:s text:c="14"/>Arithmetic Operator, EQ</text:p>
      <text:p text:style-name="Standard">b <text:s text:c="14"/><text:tab/><text:tab/>4 <text:s text:c="14"/>Identifier, 2</text:p>
      <text:p text:style-name="Standard">+ <text:s text:c="14"/><text:tab/><text:tab/>4 <text:s text:c="14"/>Arithmetic Operator, AD</text:p>
      <text:p text:style-name="Standard">c <text:s text:c="14"/><text:tab/><text:tab/>4 <text:s text:c="14"/>Identifier, 3</text:p>
      <text:p text:style-name="Standard">if <text:s text:c="13"/><text:tab/><text:tab/>5 <text:s text:c="14"/>Keyword</text:p>
      <text:p text:style-name="Standard">a <text:s text:c="14"/><text:tab/><text:tab/>5 <text:s text:c="14"/>Identifier, 1</text:p>
      <text:p text:style-name="Standard">&lt;= <text:s text:c="13"/><text:tab/><text:tab/>5 <text:s text:c="14"/>Relational Operator, LE</text:p>
      <text:p text:style-name="Standard">b <text:s text:c="14"/><text:tab/><text:tab/>5 <text:s text:c="14"/>Identifier, 2</text:p>
      <text:p text:style-name="Standard">a <text:s text:c="14"/><text:tab/><text:tab/>6 <text:s text:c="14"/>Identifier, 1</text:p>
      <text:p text:style-name="Standard">= <text:s text:c="14"/><text:tab/><text:tab/>6 <text:s text:c="14"/>Arithmetic Operator, EQ</text:p>
      <text:p text:style-name="Standard">b <text:s text:c="14"/><text:tab/><text:tab/>6 <text:s text:c="14"/>Identifier, 2</text:p>
      <text:p text:style-name="Standard">printf <text:s text:c="9"/><text:tab/><text:tab/>7 <text:s text:c="14"/>Keywo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09-29T14:41:38.981429808</dc:date>
    <meta:editing-duration>PT15M4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6" meta:paragraph-count="178" meta:word-count="536" meta:character-count="4501" meta:non-whitespace-character-count="2921"/>
  </office:meta>
</office:document-meta>
</file>